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hat types of buckets do we have in splunk</text:p>
      <text:p text:style-name="Normal">Find about Indexer discovery</text:p>
      <text:p text:style-name="Normal">What are Deployer servers</text:p>
      <text:p text:style-name="Normal"/>
      <text:p text:style-name="Normal">To be good at splunk you have to understand</text:p>
      <text:p text:style-name="Normal">.conf files</text:p>
      <text:p text:style-name="Normal"/>
      <text:p text:style-name="Normal">Splunk btool trouble shooting tool</text:p>
      <text:p text:style-name="Normal">Splunk daemon</text:p>
      <text:p text:style-name="Normal"/>
      <text:p text:style-name="Normal">Inputs,conf<text:s/></text:p>
      <text:p text:style-name="Normal">outputs.conf</text:p>
      <text:p text:style-name="Normal">To bring data into splunk we leverage on TA and HEC</text:p>
      <text:p text:style-name="Normal">HTTP Event Collector data collector</text:p>
      <text:p text:style-name="Normal">Troubleshooting manual</text:p>
      <text:p text:style-name="Normal">Administration manual<text:s/></text:p>
      <text:p text:style-name="Normal"/>
      <text:p text:style-name="Normal"/>
      <text:p text:style-name="Normal"/>
      <text:p text:style-name="Normal">Add-on are used for data onboarding</text:p>
      <text:p text:style-name="Normal">Add-on are configuration</text:p>
      <text:p text:style-name="Normal">Add-on generally has no GUI they are CLI</text:p>
      <text:p text:style-name="Normal">Apps are found Splunk base they have GUI TA</text:p>
      <text:p text:style-name="Normal">Apps what is different between apps and add-on</text:p>
      <text:p text:style-name="Normal">server classes</text:p>
      <text:p text:style-name="Normal">deployment server has the apps</text:p>
      <text:p text:style-name="Normal">deployment client eg Labtop uses the app</text:p>
      <text:p text:style-name="Normal">deployment servers contain apps</text:p>
      <text:p text:style-name="Normal">A server class</text:p>
      <text:p text:style-name="Normal">A group of deployment clients that shares one or more defined characteristics</text:p>
      <text:p text:style-name="Normal">Splunk tips and tricks blogs</text:p>
      <text:soft-page-break/>
      <text:p text:style-name="Normal">Splunk lantern</text:p>
      <text:p text:style-name="Normal">.conf24</text:p>
      <text:p text:style-name="Normal">splunk blogs</text:p>
      <text:p text:style-name="Normal">splunk product version compatibility matrix</text:p>
      <text:p text:style-name="Normal">forwarder - indexer compatibility upgrad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2T04:06:00Z</meta:creation-date>
    <dc:date>2024-09-22T04:08:00Z</dc:date>
    <meta:template xlink:href="Normal" xlink:type="simple"/>
    <meta:editing-cycles>1</meta:editing-cycles>
    <meta:editing-duration>PT120S</meta:editing-duration>
    <meta:document-statistic meta:page-count="2" meta:paragraph-count="1" meta:word-count="138" meta:character-count="924" meta:row-count="6" meta:non-whitespace-character-count="787"/>
  </office:meta>
</office:document-meta>
</file>